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af97b" officeooo:paragraph-rsid="001af97b"/>
    </style:style>
    <style:style style:name="P2" style:family="paragraph" style:parent-style-name="Text_20_body">
      <style:paragraph-properties fo:text-align="justify" style:justify-single-word="false"/>
      <style:text-properties officeooo:rsid="001afb71" officeooo:paragraph-rsid="001afb71"/>
    </style:style>
    <style:style style:name="P3" style:family="paragraph" style:parent-style-name="Text_20_body">
      <style:paragraph-properties fo:text-align="justify" style:justify-single-word="false"/>
      <style:text-properties officeooo:rsid="001c60c2" officeooo:paragraph-rsid="001c60c2"/>
    </style:style>
    <style:style style:name="P4" style:family="paragraph" style:parent-style-name="Text_20_body">
      <style:paragraph-properties fo:text-align="justify" style:justify-single-word="false"/>
      <style:text-properties officeooo:rsid="001e17a3" officeooo:paragraph-rsid="001e17a3"/>
    </style:style>
    <style:style style:name="P5" style:family="paragraph" style:parent-style-name="Text_20_body">
      <style:paragraph-properties fo:text-align="justify" style:justify-single-word="false"/>
      <style:text-properties officeooo:rsid="002015e9" officeooo:paragraph-rsid="002015e9"/>
    </style:style>
    <style:style style:name="P6" style:family="paragraph" style:parent-style-name="Text_20_body">
      <style:paragraph-properties fo:text-align="justify" style:justify-single-word="false"/>
      <style:text-properties officeooo:rsid="0026d857" officeooo:paragraph-rsid="0026d857"/>
    </style:style>
    <style:style style:name="P7" style:family="paragraph" style:parent-style-name="Text_20_body">
      <style:paragraph-properties fo:text-align="justify" style:justify-single-word="false"/>
      <style:text-properties officeooo:rsid="002927a7" officeooo:paragraph-rsid="002927a7"/>
    </style:style>
    <style:style style:name="P8" style:family="paragraph" style:parent-style-name="Text_20_body">
      <style:paragraph-properties fo:text-align="justify" style:justify-single-word="false"/>
      <style:text-properties officeooo:paragraph-rsid="00351924"/>
    </style:style>
    <style:style style:name="P9" style:family="paragraph" style:parent-style-name="Text_20_body">
      <style:paragraph-properties fo:text-align="justify" style:justify-single-word="false"/>
      <style:text-properties officeooo:rsid="0031745d" officeooo:paragraph-rsid="0031745d"/>
    </style:style>
    <style:style style:name="P10" style:family="paragraph" style:parent-style-name="Text_20_body">
      <style:paragraph-properties fo:text-align="justify" style:justify-single-word="false"/>
      <style:text-properties officeooo:rsid="0032dcb8" officeooo:paragraph-rsid="0032dcb8"/>
    </style:style>
    <style:style style:name="P11" style:family="paragraph" style:parent-style-name="Text_20_body">
      <style:paragraph-properties fo:text-align="justify" style:justify-single-word="false"/>
      <style:text-properties officeooo:rsid="00337fd1" officeooo:paragraph-rsid="00337fd1"/>
    </style:style>
    <style:style style:name="P12" style:family="paragraph" style:parent-style-name="Text_20_body">
      <style:paragraph-properties fo:text-align="justify" style:justify-single-word="false"/>
      <style:text-properties officeooo:rsid="0035def7" officeooo:paragraph-rsid="0035def7"/>
    </style:style>
    <style:style style:name="P13" style:family="paragraph" style:parent-style-name="Heading_20_1">
      <style:paragraph-properties fo:text-align="justify" style:justify-single-word="false"/>
      <style:text-properties officeooo:rsid="001af97b" officeooo:paragraph-rsid="001af97b"/>
    </style:style>
    <style:style style:name="P14" style:family="paragraph" style:parent-style-name="Heading_20_1">
      <style:paragraph-properties fo:text-align="justify" style:justify-single-word="false"/>
      <style:text-properties officeooo:rsid="001dcbff" officeooo:paragraph-rsid="001dcbff"/>
    </style:style>
    <style:style style:name="P15" style:family="paragraph" style:parent-style-name="Heading_20_1">
      <style:paragraph-properties fo:text-align="justify" style:justify-single-word="false"/>
      <style:text-properties officeooo:rsid="001dcbff" officeooo:paragraph-rsid="002525a0"/>
    </style:style>
    <style:style style:name="P16" style:family="paragraph" style:parent-style-name="Heading_20_1">
      <style:paragraph-properties fo:text-align="justify" style:justify-single-word="false"/>
      <style:text-properties officeooo:rsid="001dcbff" officeooo:paragraph-rsid="002927a7"/>
    </style:style>
    <style:style style:name="P17" style:family="paragraph" style:parent-style-name="Heading_20_1">
      <style:paragraph-properties fo:text-align="justify" style:justify-single-word="false"/>
      <style:text-properties officeooo:rsid="001dcbff" officeooo:paragraph-rsid="002fab21"/>
    </style:style>
    <style:style style:name="P18" style:family="paragraph" style:parent-style-name="Heading_20_1">
      <style:paragraph-properties fo:text-align="justify" style:justify-single-word="false"/>
      <style:text-properties officeooo:rsid="001dcbff" officeooo:paragraph-rsid="0032dcb8"/>
    </style:style>
    <style:style style:name="P19" style:family="paragraph" style:parent-style-name="Heading_20_1">
      <style:paragraph-properties fo:text-align="justify" style:justify-single-word="false"/>
      <style:text-properties officeooo:rsid="001dcbff" officeooo:paragraph-rsid="00351924"/>
    </style:style>
    <style:style style:name="P20" style:family="paragraph" style:parent-style-name="Heading_20_1">
      <style:paragraph-properties fo:text-align="justify" style:justify-single-word="false"/>
      <style:text-properties officeooo:rsid="0035def7" officeooo:paragraph-rsid="0035def7"/>
    </style:style>
    <style:style style:name="P21" style:family="paragraph" style:parent-style-name="Title">
      <style:paragraph-properties fo:text-align="justify" style:justify-single-word="false"/>
      <style:text-properties fo:color="#2a6099" loext:opacity="100%" style:text-underline-style="solid" style:text-underline-width="auto" style:text-underline-color="font-color" officeooo:rsid="001af97b" officeooo:paragraph-rsid="001af97b" fo:background-color="transparent"/>
    </style:style>
    <style:style style:name="T1" style:family="text">
      <style:text-properties officeooo:rsid="0021d99c"/>
    </style:style>
    <style:style style:name="T2" style:family="text">
      <style:text-properties officeooo:rsid="00238875"/>
    </style:style>
    <style:style style:name="T3" style:family="text">
      <style:text-properties officeooo:rsid="002525a0"/>
    </style:style>
    <style:style style:name="T4" style:family="text">
      <style:text-properties officeooo:rsid="00284277"/>
    </style:style>
    <style:style style:name="T5" style:family="text">
      <style:text-properties officeooo:rsid="002927a7"/>
    </style:style>
    <style:style style:name="T6" style:family="text">
      <style:text-properties officeooo:rsid="002a9221"/>
    </style:style>
    <style:style style:name="T7" style:family="text">
      <style:text-properties officeooo:rsid="002bc6f0"/>
    </style:style>
    <style:style style:name="T8" style:family="text">
      <style:text-properties officeooo:rsid="002db16d"/>
    </style:style>
    <style:style style:name="T9" style:family="text">
      <style:text-properties officeooo:rsid="002fab21"/>
    </style:style>
    <style:style style:name="T10" style:family="text">
      <style:text-properties officeooo:rsid="0032dcb8"/>
    </style:style>
    <style:style style:name="T11" style:family="text">
      <style:text-properties officeooo:rsid="00347b40"/>
    </style:style>
    <style:style style:name="T12" style:family="text">
      <style:text-properties officeooo:rsid="00351924"/>
    </style:style>
    <style:style style:name="T13" style:family="text">
      <style:text-properties officeooo:rsid="0035d4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1er compte rendu p</text:span>rojet « Rafale » :</text:p>
      <text:h text:style-name="P20" text:outline-level="1">Utilisation :</text:h>
      <text:p text:style-name="P12">Pour utiliser le code, lancez le fichier « rafale.py ». Vous pouvez simuler la physique avec la touche P, et vous mouvoir dans la map avec les touches Z, Q, S et D (comme dans tous les jeux vidéos du monde), mais seulement si P est pressé.</text:p>
      <text:h text:style-name="P13" text:outline-level="1">Objectif :</text:h>
      <text:p text:style-name="P1">Un projet d’une telle complexité n’a, bien évidemment, pas juste vocation à avoir une bonne note en NSI. L’idée de ce projet était de repousser mes limites, en tentant en moins de 2 semaines de développer tout un moteur Raycast 3D, s’appuyant sur des algorithmes entièrement fait par moi même, sans aides extérieures, sans que des algorithmes de ce genre ne connaissent d’antécédents.</text:p>
      <text:p text:style-name="P2">De plus, ce projet à aussi pour but de préparer les tests pour ma nouvelle librariie Python « Mlib Super », développé entièrement pour les trophées NSI.</text:p>
      <text:p text:style-name="P3">Finalement, il me permet de partager un style de contenu que je n’ai pas l’habitude de partager, en étant différents des gros mais structurales projets C++.</text:p>
      <text:h text:style-name="P14" text:outline-level="1">Déroulement du projet :</text:h>
      <text:p text:style-name="P4">Le choix du projet fut bref, puis ce que je savais même avant la rentrée que ce projet « balle » serait dédié à un jeu d’avion de chasse.</text:p>
      <text:p text:style-name="P5">Le problème avec un projet aussi complexe est qu’aucune ambiguïté n’est permise, et les algorithmes doit être les plus simples et structurés possible, tout en gardant une certaine performance. En effet, je me suis fixé des performances minimum de 30 FPS en 400 X 400 pixels, avec une map affichable par frame de minimum 2800km² (un cercle de 30km). Les défis était donc très varié, et complexes.</text:p>
      <text:p text:style-name="P5">La première étape, la plus complexe, est la production d’un moteur Raycast 3D permettant d’utiliser de manière extrêmement simple le rendu 3D. <text:span text:style-name="T1">Cela n’a pas été facile, avec plusieurs changements d’algorithmes, des calculs mathématiques très complexes...</text:span> C’est à cette tâche que je suis pour l’instant.</text:p>
      <text:h text:style-name="P15" text:outline-level="1"><text:span text:style-name="T3">Parties importantes du code</text:span> :</text:h>
      <text:p text:style-name="P6">Le code est découpé en 2 parties principales : le programme principal (spécial Rafale) et le moteur Raycast. Je ne parlerai pas du moteur Raycast ici, car ce n’est pas l’essence du projet. J’ai cependant prévu de le documenter parfaitement pour le rendre utilisable par quiconque le veut.</text:p>
      <text:p text:style-name="P6">Le programme principale contient plusieurs classes permettant de gérer l’avion. Cette avion est un Rafale de Dassault Système. Pour l’instant, il ne peut que pousser vers l’avant avec ses 2 moteurs M88 (75kN de poussé) et tourner (comme par magie) sans rétention d’énergie. <text:span text:style-name="T4">Deux dialogues de </text:span><text:soft-page-break/><text:span text:style-name="T4">textes situés en bas à droite permettent de connaître l’altitude et la vitesse du Rafale. Cependant, la physique n’a lieu que quand la touche « P » est pressée.</text:span></text:p>
      <text:h text:style-name="P16" text:outline-level="1"><text:span text:style-name="T5">Améliorations possibles</text:span> :</text:h>
      <text:p text:style-name="P7">Une infinité d’améliorations sont possible dans ce programme, pas encore fini. Les améliorations les plus importantes sont l’ajout des balles et de canons 30mm sur le Rafale (permettant d’abattre les balles). Avec cela, tous le nécessaire pour utiliser les canon et connaître les données sont bien évidemment inclus. <text:span text:style-name="T7">Cependant, cela ne serait pas très utile sans un système physique amélioré permettant au Rafale de <text:s/>se mouvoir normalement, comme un avion.</text:span> L<text:span text:style-name="T7">es autres</text:span> amélioration<text:span text:style-name="T7">s</text:span> prévue<text:span text:style-name="T7">s</text:span> <text:span text:style-name="T7">sont</text:span> l’ajout de missiles <text:span text:style-name="T6">MICA-EM, missiles air-air permettant d’intercepter les balles en plein vol. </text:span><text:span text:style-name="T7">L’ajout de ce missile demande l’ajout d’un système de radar au rafale. </text:span><text:span text:style-name="T8">Finalement, d’autres améliorations plus secondaires concerne la carte, en l’agrandissant et la rendant plus diversifié.</text:span></text:p>
      <text:h text:style-name="P17" text:outline-level="1"><text:span text:style-name="T9">Difficultés rencontrées</text:span> :</text:h>
      <text:p text:style-name="P9">La principale difficulté rencontrée est la mise en cohérence des algorithmes utilisés dans le Raycast. En effet, ils nécessitent un agencement parfait pour fonctionner, impliquant des mathématiques particulièrement complexes et une logique implacable.</text:p>
      <text:h text:style-name="P18" text:outline-level="1"><text:span text:style-name="T10">Conclusion</text:span> :</text:h>
      <text:p text:style-name="P10">Comme toujours, l’ultra complexité d’un projet comme cela m’aura coûter un temps précieux, qui ne m’auront pas permis de finir le projet à temps.</text:p>
      <text:p text:style-name="P11">Cependant, le problème n’est pas la complexité du projet en soit, mais l’ajout de beaucoup trop choses dans le projet (Rafale, Raycast, missiles…). <text:span text:style-name="T11">L’idée serait peut être de découper le tout de manière mieux faite, pourquoi pas en un projet global d’année ?</text:span></text:p>
      <text:h text:style-name="P19" text:outline-level="1"><text:span text:style-name="T12">Annexes </text:span>:</text:h>
      <text:p text:style-name="P8"><text:span text:style-name="T12">Pour moi, ce projet n’est pas encore terminé (et même, loin de là). Pour suivre les avancements, je vous invite sur la page de mon site web dédié à ce projet : </text:span><text:a xlink:type="simple" xlink:href="https://aster-system.github.io/saasf/astersystemecreations/rafale.html" text:style-name="Internet_20_link" text:visited-style-name="Visited_20_Internet_20_Link"><text:span text:style-name="T13">Rafal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08:46:22.140408254</meta:creation-date>
    <dc:date>2024-10-01T09:16:06.009963833</dc:date>
    <meta:editing-duration>PT28M37S</meta:editing-duration>
    <meta:editing-cycles>25</meta:editing-cycles>
    <meta:generator>LibreOffice/7.3.7.2$Linux_X86_64 LibreOffice_project/30$Build-2</meta:generator>
    <meta:document-statistic meta:table-count="0" meta:image-count="0" meta:object-count="0" meta:page-count="2" meta:paragraph-count="23" meta:word-count="707" meta:character-count="4288" meta:non-whitespace-character-count="3604"/>
  </office:meta>
</office:document-meta>
</file>